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El Problema de Usar una Memoria de Solo Lectura como Memoria del Sistema</text:h>
      <text:p text:style-name="Text_20_body">En un sistema inteligente, la memoria no solo guarda información estática; también debe registrar los cambios que ocurren durante el desarrollo de un proceso. Cada cálculo, cada deducción, cada nuevo conocimiento adquirido se construye sobre lo que ya estaba almacenado. Por ello, la capacidad de <text:span text:style-name="Strong_20_Emphasis">modificar el estado de la memoria</text:span> es esencial para avanzar en la resolución de problemas.</text:p>
      <text:p text:style-name="Text_20_body">Un proceso de cálculo no es algo inmóvil. Se inicia desde un estado inicial, definido por los datos conocidos y las reglas establecidas para operar sobre ellos. A partir de ahí, el sistema sigue un método: una secuencia de pasos que transforma los datos originales en información procesada, acercándose progresivamente a la solución final. Cada paso modifica el estado del sistema, incorporando nuevos resultados, almacenando decisiones intermedias y actualizando el punto de avance. Es esta capacidad de registrar cambios la que permite que el proceso fluya hacia adelante.</text:p>
      <text:p text:style-name="Text_20_body">Aquí surge un dilema profundo: <text:span text:style-name="Strong_20_Emphasis">¿cómo puede un sistema inteligente, como la vida, funcionar correctamente si su memoria principal —el ADN— es de solo lectura?</text:span> Si la información no puede alterarse, ¿cómo es posible que el sistema registre los estados intermedios y avance hacia nuevas soluciones?</text:p>
      <text:p text:style-name="Text_20_body">Podemos imaginar la situación como la escritura de un libro. Si el libro ya está impreso y encuadernado, no podemos añadirle nuevas páginas ni corregir las existentes sin romper su integridad. Lo mismo ocurre con la información almacenada en el ADN: una vez escrita, permanece fija. Esto significa que una cadena de ADN solo puede contener un único estado de un proceso. No puede evolucionar directamente dentro de sí misma.</text:p>
      <text:p text:style-name="Text_20_body">Sin embargo, la vida es dinámica. No es un organismo congelado en su primer estado, sino un sistema que experimenta cambios constantes: crece, aprende, se adapta, responde a estímulos y, en última instancia, evoluciona. Todo ello implica la capacidad de generar nueva información y de conservarla de alguna forma. Si el ADN no puede modificarse, ¿dónde se almacena esa información adicional? ¿Cómo consigue la vida incorporar nuevos aprendizajes, experiencias o adaptaciones a su desarrollo?</text:p>
      <text:p text:style-name="Text_20_body">El problema se vuelve más intrigante cuando comprendemos que cada ser vivo no es solo una manifestación de su propio diseño genético, sino también un eslabón en una cadena evolutiva que ha ido perfeccionándose durante miles de millones de años. Ese perfeccionamiento no podría haber ocurrido sin la acumulación de información en cada paso. Pero, si el ADN no se reescribe en el curso de una vida individual, ¿cómo se logra ese progreso continuo?</text:p>
      <text:p text:style-name="Text_20_body">Una posible pista reside en la idea de que el ADN no almacena todos los estados del proceso simultáneamente, sino que solo contiene el estado más avanzado alcanzado hasta el momento en que se inicia la vida de un nuevo organismo. En otras palabras, el ADN no se modifica en el transcurso de la existencia de un individuo, pero sí se transmite, combina y reorganiza en cada generación. Así, lo que vemos en cada organismo no es la historia completa del cálculo de la vida, sino el resultado más reciente de dicho cálculo.</text:p>
      <text:p text:style-name="Text_20_body"><text:soft-page-break/>No obstante, esta explicación no resuelve completamente la paradoja. Incluso dentro de un solo individuo, observamos procesos que requieren memoria activa: el aprendizaje, la cicatrización, la adaptación fisiológica, la respuesta inmunológica. Estos fenómenos sugieren que, además del ADN, debe existir algún otro soporte de memoria que pueda modificarse en tiempo real. Pero si esto es así, ¿cómo interactúa esta memoria dinámica con la memoria fija del ADN? ¿Y hasta qué punto participan ambas en la inteligencia general del sistema?</text:p>
      <text:p text:style-name="Text_20_body">Por ahora, la pregunta queda abierta. <text:span text:style-name="Strong_20_Emphasis">¿Cómo logra la vida avanzar en su cálculo universal si su memoria principal es inmutable?</text:span> La respuesta parece encontrarse en un nivel de organización que aún no comprendemos del todo. Un nivel en el que la información fluye de manera diferente a lo que conocemos y en el que la estabilidad y el cambio coexisten en un delicado equilibrio.</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23T10:17:49.304000000</meta:creation-date>
    <dc:date>2025-08-23T16:52:52.582000000</dc:date>
    <meta:editing-duration>PT7M12S</meta:editing-duration>
    <meta:editing-cycles>2</meta:editing-cycles>
    <meta:generator>LibreOffice/7.3.5.2$Windows_X86_64 LibreOffice_project/184fe81b8c8c30d8b5082578aee2fed2ea847c01</meta:generator>
    <meta:document-statistic meta:table-count="0" meta:image-count="0" meta:object-count="0" meta:page-count="2" meta:paragraph-count="10" meta:word-count="662" meta:character-count="4117" meta:non-whitespace-character-count="3465"/>
  </office:meta>
</office:document-meta>
</file>